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5cm" draw:marker-start-width="0.95cm" draw:marker-end-width="0.95cm" draw:stroke-linejoin="miter" draw:fill="none" draw:textarea-horizontal-align="center" draw:textarea-vertical-align="middle" fo:padding-top="0.375cm" fo:padding-bottom="0.375cm" fo:padding-left="0.5cm" fo:padding-right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03cm" fo:min-width="33.5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70pt" style:font-size-asian="170pt" style:font-size-complex="170pt"/>
    </style:style>
    <style:style style:name="P3" style:family="paragraph">
      <style:text-properties fo:font-family="Arial" style:font-family-generic="swiss" style:font-pitch="variable" fo:font-size="170pt" fo:font-weight="bold" style:font-size-asian="170pt" style:font-weight-asian="bold" style:font-size-complex="170pt" style:font-weight-complex="bold"/>
    </style:style>
    <style:style style:name="P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left="0cm" fo:margin-right="0cm" fo:line-height="150%" fo:text-indent="0cm"/>
      <style:text-properties fo:color="#800000" fo:font-size="60pt" style:font-size-asian="60pt" style:font-size-complex="60pt"/>
    </style:style>
    <style:style style:name="P9" style:family="paragraph">
      <style:paragraph-properties fo:margin-left="0cm" fo:margin-right="0cm" fo:line-height="150%" fo:text-indent="0cm"/>
      <style:text-properties fo:color="#80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family="Arial" style:font-family-generic="swiss" style:font-pitch="variable" fo:font-size="170pt" fo:font-weight="bold" style:font-size-asian="170pt" style:font-weight-asian="bold" style:font-size-complex="17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0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80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.234cm" svg:height="12.362cm" svg:x="1.897cm" svg:y="1.374cm">
          <text:p/>
        </draw:rect>
        <draw:frame draw:style-name="gr2" draw:text-style-name="P3" draw:layer="layout" svg:width="8.499cm" svg:height="6.952cm" svg:x="3.332cm" svg:y="3.847cm">
          <draw:text-box>
            <text:p text:style-name="P2"><text:span text:style-name="T1">Hb</text:span></text:p>
          </draw:text-box>
        </draw:frame>
        <draw:frame draw:style-name="gr2" draw:text-style-name="P5" draw:layer="layout" svg:width="3.33cm" svg:height="1.673cm" svg:x="2.157cm" svg:y="1.62cm">
          <draw:text-box>
            <text:p text:style-name="P4"><text:span text:style-name="T2">2008</text:span></text:p>
          </draw:text-box>
        </draw:frame>
        <draw:frame draw:style-name="gr2" draw:text-style-name="P5" draw:layer="layout" svg:width="3.829cm" svg:height="1.673cm" svg:x="8.986cm" svg:y="1.646cm">
          <draw:text-box>
            <text:p text:style-name="P4"><text:span text:style-name="T2">DFTB</text:span></text:p>
          </draw:text-box>
        </draw:frame>
        <draw:frame draw:style-name="gr2" draw:text-style-name="P5" draw:layer="layout" svg:width="3.042cm" svg:height="1.673cm" svg:x="2.153cm" svg:y="11.73cm">
          <draw:text-box>
            <text:p text:style-name="P4"><text:span text:style-name="T2">ASE</text:span></text:p>
          </draw:text-box>
        </draw:frame>
        <draw:frame draw:style-name="gr2" draw:text-style-name="P7" draw:layer="layout" svg:width="4.172cm" svg:height="1.826cm" svg:x="5.273cm" svg:y="9.513cm">
          <draw:text-box>
            <text:p text:style-name="P6"><text:span text:style-name="T3">Hotbit</text:span></text:p>
          </draw:text-box>
        </draw:frame>
        <draw:frame draw:style-name="gr3" draw:text-style-name="P9" draw:layer="layout" svg:width="34.011cm" svg:height="16.818cm" svg:x="16.083cm" svg:y="-1.014cm">
          <draw:text-box>
            <text:p text:style-name="P8"><text:span text:style-name="T4"/></text:p>
            <text:p text:style-name="P8"><text:span text:style-name="T5">open-source </text:span><text:span text:style-name="T4">density-functional </text:span></text:p>
            <text:p text:style-name="P8"><text:span text:style-name="T4">tight-binding calculator for </text:span></text:p>
            <text:p text:style-name="P8"><text:span text:style-name="T4">python's </text:span><text:span text:style-name="T5">ASE environment</text:span></text:p>
            <text:p text:style-name="P8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1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10-03T10:44:53</meta:creation-date>
    <dc:date>2009-06-15T09:28:29</dc:date>
    <meta:editing-cycles>7</meta:editing-cycles>
    <meta:editing-duration>PT2H1M26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